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6.29167in" svg:height="4.45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><draw:frame draw:style-name="a1" draw:name="Image 2" text:anchor-type="as-char" svg:x="0in" svg:y="0in" svg:width="6.29167in" svg:height="4.45in" style:rel-width="scale" style:rel-height="scale"><draw:image xlink:href="media/image1.jpeg" xlink:type="simple" xlink:show="embed" xlink:actuate="onLoad"/><svg:title/><svg:desc/></draw:frame></text:p>
      <text:soft-page-break/>
      <text:p text:style-name="Normal"><draw:frame draw:style-name="a2" draw:name="Image 3" text:anchor-type="as-char" svg:x="0in" svg:y="0in" svg:width="6.29167in" svg:height="4.45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><draw:frame draw:style-name="a3" draw:name="Image 4" text:anchor-type="as-char" svg:x="0in" svg:y="0in" svg:width="6.29167in" svg:height="4.45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HET Benoit</meta:initial-creator>
    <dc:creator>SOHET Benoit</dc:creator>
    <meta:creation-date>2024-03-20T08:06:00Z</meta:creation-date>
    <dc:date>2024-03-20T08:09:00Z</dc:date>
    <meta:print-date>2024-03-20T08:08:00Z</meta:print-date>
    <meta:template xlink:href="Normal.dotm" xlink:type="simple"/>
    <meta:editing-cycles>1</meta:editing-cycles>
    <meta:editing-duration>PT60S</meta:editing-duration>
    <meta:user-defined meta:name="MSIP_Label_2d26f538-337a-4593-a7e6-123667b1a538_Enabled">true</meta:user-defined>
    <meta:user-defined meta:name="MSIP_Label_2d26f538-337a-4593-a7e6-123667b1a538_SetDate">2024-03-20T08:07:00Z</meta:user-defined>
    <meta:user-defined meta:name="MSIP_Label_2d26f538-337a-4593-a7e6-123667b1a538_Method">Standard</meta:user-defined>
    <meta:user-defined meta:name="MSIP_Label_2d26f538-337a-4593-a7e6-123667b1a538_Name">C1 Interne</meta:user-defined>
    <meta:user-defined meta:name="MSIP_Label_2d26f538-337a-4593-a7e6-123667b1a538_SiteId">e242425b-70fc-44dc-9ddf-c21e304e6c80</meta:user-defined>
    <meta:user-defined meta:name="MSIP_Label_2d26f538-337a-4593-a7e6-123667b1a538_ActionId">fed913d1-63f6-41bd-9d99-ce36d2e4c441</meta:user-defined>
    <meta:user-defined meta:name="MSIP_Label_2d26f538-337a-4593-a7e6-123667b1a538_ContentBits">0</meta:user-defined>
    <meta:document-statistic meta:page-count="2" meta:paragraph-count="1" meta:word-count="1" meta:character-count="11" meta:row-count="1" meta:non-whitespace-character-count="11"/>
  </office:meta>
</office:document-meta>
</file>